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5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0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1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3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4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5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6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18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8.00pt" fo:font-weight="bold" fo:font-family="'Calibri, sans-serif'" style:font-family-asian="'Calibri, sans-serif'" style:font-family-complex="'Calibri, sans-serif'" fo:background-color="transparent" fo:color="#000000"/>
    </style:style>
    <style:style style:name="T23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4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5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26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7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8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29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0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1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2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3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34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5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36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7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38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T39" style:family="text">
      <style:text-properties fo:font-size="14.00pt" fo:font-weight="bold" fo:font-family="'Calibri, sans-serif'" style:font-family-asian="'Calibri, sans-serif'" style:font-family-complex="'Calibri, sans-serif'" fo:background-color="transparent" fo:color="#000000"/>
    </style:style>
    <style:style style:name="T40" style:family="text">
      <style:text-properties fo:font-size="14.00pt" fo:font-weight="normal" fo:font-family="'Calibri, sans-serif'" style:font-family-asian="'Calibri, sans-serif'" style:font-family-complex="'Calibri, sans-serif'" fo:background-color="transparent" fo:color="#000000"/>
    </style:style>
    <style:style style:name="P1" style:family="paragraph">
      <style:paragraph-properties fo:line-height="140.00%" fo:text-align="center"/>
    </style:style>
    <style:style style:name="P2" style:family="paragraph">
      <style:paragraph-properties fo:line-height="140.00%" fo:text-align="lef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40.00%" fo:text-align="lef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40.00%" fo:text-align="left"/>
    </style:style>
    <style:style style:name="P7" style:family="paragraph">
      <style:paragraph-properties fo:line-height="115.00%" fo:text-align="left" fo:margin-bottom="7.00pt"/>
    </style:style>
    <style:style style:name="P8" style:family="paragraph">
      <style:paragraph-properties fo:line-height="115.00%" fo:text-align="left" fo:margin-bottom="7.00pt"/>
    </style: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15.00%" fo:text-align="left" fo:margin-bottom="7.00pt"/>
    </style:style>
    <style:style style:name="P11" style:family="paragraph">
      <style:paragraph-properties fo:line-height="115.00%" fo:text-align="left" fo:margin-bottom="7.00pt"/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15.00%" fo:text-align="left" fo:margin-bottom="7.00pt"/>
    </style:style>
    <style:style style:name="P14" style:family="paragraph">
      <style:paragraph-properties fo:line-height="140.00%" fo:text-align="left"/>
    </style:style>
    <style:style style:name="P15" style:family="paragraph">
      <style:paragraph-properties fo:line-height="115.00%" fo:text-align="left" fo:margin-bottom="7.00pt"/>
    </style:style>
    <style:style style:name="P16" style:family="paragraph">
      <style:paragraph-properties fo:line-height="140.00%" fo:text-align="left"/>
    </style:style>
  </office:automatic-styles>
  <office:body>
    <office:text>
      <text:p text:style-name="P1"><text:span text:style-name="T1">Experiment Code Documentation</text:span></text:p>
      <text:p text:style-name="P2"><text:span text:style-name="T1">Introduction</text:span></text:p>
      <text:p text:style-name="P2"><text:span text:style-name="T2">This document captures the experiment implementation details.</text:span></text:p>
      <text:p text:style-name="P3"><text:span text:style-name="T3"/></text:p>
      <text:p text:style-name="P4"><text:span text:style-name="T4">Code Details</text:span></text:p>
      <text:p text:style-name="P4"><text:span text:style-name="T5">A)-File Name : index.html</text:span></text:p>
      <text:p text:style-name="P4"><text:span text:style-name="T5">File Description : This file contains html page elements</text:span></text:p>
      <text:p text:style-name="P5"><text:span text:style-name="T6"/></text:p>
      <text:p text:style-name="P6"><text:span text:style-name="T7">B)-File Name : script.js</text:span></text:p>
      <text:p text:style-name="P6"><text:span text:style-name="T7">File Description : This file contains functionality of all html<text:s text:c="2"/>elements</text:span></text:p>
      <text:p text:style-name="P6"><text:span text:style-name="T8"/></text:p>
      <text:p text:style-name="P7"><text:span text:style-name="T9">1)-Function Name : Chart.helpers.extend-&gt;Chart.controllers.line.prototype -&gt;draw: function() </text:span></text:p>
      <text:p text:style-name="P7"><text:span text:style-name="T9">Function Description : </text:span></text:p>
      <text:p text:style-name="P7"><text:span text:style-name="T10">This function is used to generate the line in the canvas dynamically and which is moved every time to classify the data.</text:span></text:p>
      <text:p text:style-name="P8"><text:span text:style-name="T11">2)-Function Name : randomDataSet</text:span></text:p>
      <text:p text:style-name="P8"><text:span text:style-name="T11">Function Description : </text:span></text:p>
      <text:p text:style-name="P8"><text:span text:style-name="T12">This function is used to generate the random weights to the data.</text:span></text:p>
      <text:p text:style-name="P8"><text:span text:style-name="T13">3)-Function Name : Prediction</text:span></text:p>
      <text:p text:style-name="P8"><text:span text:style-name="T13">Function Description : </text:span></text:p>
      <text:p text:style-name="P9"><text:span text:style-name="T14">This function is used to predict the point belongs to class1 or 2 and finally<text:s text:c="2"/>to classify the data</text:span></text:p>
      <text:p text:style-name="P10"><text:span text:style-name="T15">4)-Function Name : init()</text:span></text:p>
      <text:p text:style-name="P10"><text:span text:style-name="T15">Function Description : </text:span></text:p>
      <text:p text:style-name="P11"><text:span text:style-name="T16">This function is used to intialize the perceptron.</text:span></text:p>
      <text:p text:style-name="P12"><text:span text:style-name="T17">5)-Function Name : next1()</text:span></text:p>
      <text:p text:style-name="P12"><text:span text:style-name="T17">Function Description : </text:span></text:p>
      <text:p text:style-name="P12"><text:span text:style-name="T18">This function is used to move the line and classify the data.</text:span></text:p>
      <text:p text:style-name="P13"><text:span text:style-name="T19"/></text:p>
      <text:p text:style-name="P13"><text:span text:style-name="T19"/></text:p>
      <text:p text:style-name="P14"><text:span text:style-name="T20">C)-File Name : cssfile.css</text:span></text:p>
      <text:p text:style-name="P14"><text:span text:style-name="T20">File Description : This file contains styles of all html elements</text:span></text:p>
      <text:p text:style-name="P14"><text:span text:style-name="T21"/></text:p>
      <text:p text:style-name="P15"><text:span text:style-name="T21"/></text:p>
      <text:p text:style-name="P16"><text:span text:style-name="T22">Other details:</text:span></text:p>
      <text:p text:style-name="P16"><text:span text:style-name="T23">1)</text:span><text:span text:style-name="T24">- What is the browser Compitability?</text:span></text:p>
      <text:p text:style-name="P16"><text:span text:style-name="T24">Quiz is not working on chrome. But it works fine on Firefox. So latest Firefox browser is recommended.</text:span></text:p>
      <text:p text:style-name="P16"><text:span text:style-name="T25">2)</text:span><text:span text:style-name="T26">- Explain the abstracted working of quiz?</text:span></text:p>
      <text:p text:style-name="P16"><text:span text:style-name="T26">Steps to follow:* Open index.htm</text:span></text:p>
      <text:p text:style-name="P16"><text:span text:style-name="T26"><text:s text:c="4"/></text:span><text:span text:style-name="T27">•</text:span><text:span text:style-name="T28"><text:s/>Click the Test Yourself buton</text:span></text:p>
      <text:p text:style-name="P16"><text:span text:style-name="T28"><text:s text:c="4"/></text:span><text:span text:style-name="T29">•</text:span><text:span text:style-name="T30"><text:s/>Atempt all questons and submit the quiz by clicking on Get Score buton</text:span></text:p>
      <text:p text:style-name="P16"><text:span text:style-name="T30"><text:s text:c="4"/></text:span><text:span text:style-name="T31">•</text:span><text:span text:style-name="T32"><text:s/>You will get the result showing in headerof quiz.</text:span></text:p>
      <text:p text:style-name="P16"><text:span text:style-name="T33">3)</text:span><text:span text:style-name="T34">-How to put the questions?</text:span></text:p>
      <text:p text:style-name="P16"><text:span text:style-name="T34">Just replace the content of data.json fle with your questions, options and description.</text:span></text:p>
      <text:p text:style-name="P16"><text:span text:style-name="T34">Warning-: Do not change the ttle of data.json that is “artcile”, and if you want to change it , also make the change in initalize array (change data.artcle to data.”newname” ) </text:span></text:p>
      <text:p text:style-name="P16"><text:span text:style-name="T35">4)</text:span><text:span text:style-name="T36">-How to change the number of questions in quiz?</text:span></text:p>
      <text:p text:style-name="P16"><text:span text:style-name="T36">Change the 1st entry in json fle for totalContainers.</text:span></text:p>
      <text:p text:style-name="P16"><text:span text:style-name="T37">5)</text:span><text:span text:style-name="T38">- How to change the number of options?</text:span></text:p>
      <text:p text:style-name="P16"><text:span text:style-name="T38">You can change the number of optons for each questoin separately. You can do this by removing and adding the options in option array of each question</text:span></text:p>
      <text:p text:style-name="P16"><text:span text:style-name="T39">6)</text:span><text:span text:style-name="T40">- How to change the title of Quiz?</text:span></text:p>
      <text:p text:style-name="P16"><text:span text:style-name="T40">You can change it by changing the 1st entry of json fle for quiztitle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